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table:align="center"/>
    </style:style>
    <style:style style:name="Table1.A" style:family="table-column">
      <style:table-column-properties style:column-width="1.4986in"/>
    </style:style>
    <style:style style:name="Table1.B" style:family="table-column">
      <style:table-column-properties style:column-width="2.6in"/>
    </style:style>
    <style:style style:name="Table1.C" style:family="table-column">
      <style:table-column-properties style:column-width="2.5993in"/>
    </style:style>
    <style:style style:name="Table1.A1" style:family="table-cell">
      <style:table-cell-properties fo:padding="0.0729in" fo:border="none"/>
    </style:style>
    <style:style style:name="Table1.A2" style:family="table-cell">
      <style:table-cell-properties style:vertical-align="middle" fo:padding="0.0729in" fo:border="none"/>
    </style:style>
    <style:style style:name="Table1.3" style:family="table-row">
      <style:table-row-properties style:min-row-height="0.8153in"/>
    </style:style>
    <style:style style:name="P1" style:family="paragraph" style:parent-style-name="Text_20_body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margin-top="0in" fo:margin-bottom="0.1965in" style:contextual-spacing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 style:list-style-name="L3">
      <style:paragraph-properties fo:text-align="justify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style:text-underline-style="none" fo:font-weight="normal" officeooo:rsid="00177bc9" officeooo:paragraph-rsid="00177bc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77bc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осфера - среда обитания, возникшая с помощью прямого или косвенного воздействия людей и технических средств на природную среду (биосферу) с целью наилучшего ее соответствия социально-экономическим потребностям человека. (По определению к техносфере относиться все, что создано человеком, - производственная, городская, бытовая среды и т.п.)</text:p>
      <text:p text:style-name="P2">Техносфера обычно рассматривается как целостная глобальная система в двух системных связках а. «человек-техносфера» и б. «техносфера-биосфера». В первой связке техносфера - естественная система (продолжение структурного усложнения живой природы), а во второй — искусственная( отделяет человека от нее)</text:p>
      <text:p text:style-name="P2">Структурные элементы:</text:p>
      <text:p text:style-name="P2">А. Технические изделия, являющиеся конечным звеном преобразования природного вещества. Объекты техносферы в качестве техноценозов как спонтанно образующихся сообществ и технологических видов как единиц этих сообществ.</text:p>
      <text:p text:style-name="P2">Б. Территориально-промышленные комплексы (ТПК). Определяющими являются внешняя функция загрязнения окружающей среды, а также общая для каждого из них функция цели и управления со стороны человеческого общества. </text:p>
      <text:p text:style-name="P2">Более мелкими структурные элементы технотрофических цепей – предприятия = организм в биосфере. </text:p>
      <text:p text:style-name="P2">Единичным элементом структуры техносферы можно считать элементарный технологический процесс преобразования вещества</text:p>
      <text:p text:style-name="P1">Техносфера — внутренне сложная структура, основными компонентами которой являются:</text:p>
      <text:p text:style-name="P1">— технические артефакты;</text:p>
      <text:p text:style-name="P1">— технические знания;</text:p>
      <text:p text:style-name="P1">— техническая (не только специально инженерная, но и управленческая, хозяйственно-бытовая и т. п.) деятельность.</text:p>
      <text:h text:style-name="P3" text:outline-level="1"><text:bookmark text:name="5"/>Этапы и показатели развития техносферы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Период</text:p>
          </table:table-cell>
          <table:table-cell table:style-name="Table1.A1" office:value-type="string">
            <text:p text:style-name="P4">Признаки</text:p>
          </table:table-cell>
          <table:table-cell table:style-name="Table1.A1" office:value-type="string">
            <text:p text:style-name="P4">Передовые страны</text:p>
          </table:table-cell>
        </table:table-row>
        <table:table-row>
          <table:table-cell table:style-name="Table1.A2" office:value-type="string">
            <text:p text:style-name="P4">1900 – 1950 гг.</text:p>
          </table:table-cell>
          <table:table-cell table:style-name="Table1.A2" office:value-type="string">
            <text:p text:style-name="P5">Электрический двигатель, ТЭС, сталь</text:p>
          </table:table-cell>
          <table:table-cell table:style-name="Table1.A2" office:value-type="string">
            <text:p text:style-name="P5">США, Германия</text:p>
          </table:table-cell>
        </table:table-row>
        <table:table-row table:style-name="Table1.3">
          <table:table-cell table:style-name="Table1.A2" office:value-type="string">
            <text:p text:style-name="P4">1950 – 1980 гг.</text:p>
          </table:table-cell>
          <table:table-cell table:style-name="Table1.A2" office:value-type="string">
            <text:p text:style-name="P5">Нефть, газ, ДВС, АЭС, авиация и космонавтика</text:p>
          </table:table-cell>
          <table:table-cell table:style-name="Table1.A2" office:value-type="string">
            <text:p text:style-name="P5">СССР, США</text:p>
          </table:table-cell>
        </table:table-row>
        <table:table-row>
          <table:table-cell table:style-name="Table1.A2" office:value-type="string">
            <text:p text:style-name="P4">1980 – 2000 гг.</text:p>
          </table:table-cell>
          <table:table-cell table:style-name="Table1.A2" office:value-type="string">
            <text:p text:style-name="P5">ЭВМ</text:p>
          </table:table-cell>
          <table:table-cell table:style-name="Table1.A2" office:value-type="string">
            <text:p text:style-name="P5">Япония, СШ<text:span text:style-name="T1">А</text:span></text:p>
          </table:table-cell>
        </table:table-row>
      </table:table>
      <text:p text:style-name="P2"><text:soft-page-break/>Исходя из данных табл. 1.2, подчеркнем, что:</text:p>
      <text:list text:style-name="L1">
        <text:list-item>
          <text:p text:style-name="P6">возникли условия для возникновения крупномасштабных аварий и катастроф;</text:p>
        </text:list-item>
        <text:list-item>
          <text:p text:style-name="P6">появились просчеты в хозяйственной деятельности (загрязнение озера Байкал);</text:p>
        </text:list-item>
        <text:list-item>
          <text:p text:style-name="P6">налицо игнорирование негативного воздействия хозяйственной деятельности и техносферы на природу, пренебрежение природой.</text:p>
        </text:list-item>
      </text:list>
      <text:p text:style-name="P2">Специалисты говорят о парадоксе: в течение многих столетий люди совершенствовали технику, чтобы обезопасить себя от естественных опасностей, а в результате пришли к наивысшим техногенным опасностям, связанным с производством и использованием техники и технологий.</text:p>
      <text:p text:style-name="P2">Выделим области распространения и масштабы негативного влияния техносферы:</text:p>
      <text:list text:style-name="L2">
        <text:list-item>
          <text:p text:style-name="P7">воздействие на человека (до 200 000 несчастных случаев в год);</text:p>
        </text:list-item>
        <text:list-item>
          <text:p text:style-name="P7">рост промышленности и бытовых отходов (с увеличением заработной платы до 200 долл. в месяц экологические проблемы обостряются);</text:p>
        </text:list-item>
        <text:list-item>
          <text:p text:style-name="P7">глобальные воздействия (разрушение озонового слоя, истощение природных ресурсов, техногенные аварии и природные катастрофы);</text:p>
        </text:list-item>
        <text:list-item>
          <text:p text:style-name="P7">увеличение масштабов воздействия (увеличение влияния условий техносферного обитания на здоровье людей (продолжительность жизни: мужчины 58,8 лет, женщины – 72,3 года); биосфера разрушается).</text:p>
        </text:list-item>
      </text:list>
      <text:p text:style-name="P2">Для создания техносферы высокого качества необходимо:</text:p>
      <text:list text:style-name="L3">
        <text:list-item>
          <text:p text:style-name="P8">признать важность задачи создания техносферы качественно близкой к естественной (природной) среде;</text:p>
        </text:list-item>
        <text:list-item>
          <text:p text:style-name="P8">формировать культуру безопасности;</text:p>
        </text:list-item>
        <text:list-item>
          <text:p text:style-name="P8">совершенствовать и соблюдать требования безопасности;</text:p>
        </text:list-item>
        <text:list-item>
          <text:p text:style-name="P8">совершенствовать экобиозащитную технику;</text:p>
        </text:list-item>
        <text:list-item>
          <text:p text:style-name="P8">ориентация производителей на применение малоотходных технологий;</text:p>
        </text:list-item>
        <text:list-item>
          <text:p text:style-name="P8">осуществлять непрерывный контроль (мониторинг) за состоянием источников негативного влияния на зоны пребывания человека в техносфере и на природу.</text:p>
        </text:list-item>
      </text:list>
      <text:p text:style-name="P9">Если говорить о современном положении дел, то ….</text:p>
      <text:p text:style-name="P10"><text:span text:style-name="T1">Б</text:span>иосфера во многих регионах нашей планеты стала активно замещаться техносферой. Человек и окружающая его среда гармонично взаимодействуют и развиваются лишь в условиях, когда потоки энергии, вещества и информация находятся в пределах, благоприятно воспринимаемых человеком и природной средой. Любое превышение привычных уровней потоков сопровождается негативными воздействиями на человека и (или) природную среду.</text:p>
      <text:p text:style-name="P10"/>
      <text:p text:style-name="P10"/>
      <text:p text:style-name="P10"/>
      <text:p text:style-name="P10"><text:soft-page-break/><text:span text:style-name="T1">Т</text:span>ехносферная безопасность включает в себя разработку нормативно-правовых актов, стандартов и</text:p>
      <text:p text:style-name="P10">правил безопасности, обучение персонала, проведение анализа и оценки рисков, а также сотрудничество</text:p>
      <text:p text:style-name="P10">на международном уровне для обмена опытом и координации усилий в области техносферной</text:p>
      <text:p text:style-name="P10">безопасности.</text:p>
      <text:p text:style-name="P10">Можно сделать утверждение о том, что техносферная безопасность является важным фактором для</text:p>
      <text:p text:style-name="P10">устойчивого развития технологического общества, и ее развитие и совершенствование требуют</text:p>
      <text:p text:style-name="P10">постоянного внимания и усилий от общества и государства [1].</text:p>
      <text:p text:style-name="P10">Рассмотрим основные методы в организации техносферной безопасности на предприятиях в</text:p>
      <text:p text:style-name="P10">настоящее время:</text:p>
      <text:p text:style-name="P10"/>
      <text:p text:style-name="P10">1. Анализ уязвимостей: Этот метод предполагает идентификацию уязвимостей в технических</text:p>
      <text:p text:style-name="P10">системах, программном обеспечении и информационных ресурсах предприятия. Анализ уязвимостей</text:p>
      <text:p text:style-name="P10">помогает выявить слабые места, которые могут быть использованы злоумышленниками для атаки, и</text:p>
      <text:p text:style-name="P10">позволяет принять меры по защите от них.</text:p>
      <text:p text:style-name="P10">2. Внедрение систем защиты информации: Предприятия внедряют специальные системы защиты</text:p>
      <text:p text:style-name="P10">информации, такие как фаерволы, системы обнаружения вторжений (IDS), системы антивирусной защиты</text:p>
      <text:p text:style-name="P10">и т. д. Эти системы мониторят и контролируют сетевой трафик, обнаруживают аномальную активность и</text:p>
      <text:p text:style-name="P10">предотвращают попытки несанкционированного доступа [2].</text:p>
      <text:p text:style-name="P10">3. Обучение сотрудников: Одной из важных составляющих обеспечения техносферной</text:p>
      <text:p text:style-name="P10">безопасности является обучение сотрудников. Регулярное проведение тренингов и обучающих</text:p>
      <text:p text:style-name="P10">мероприятий позволяет повысить осведомленность сотрудников о возможных угрозах и научить их</text:p>
      <text:p text:style-name="P10">правильному поведению при обращении с информацией и техническими средствами.</text:p>
      <text:p text:style-name="P10">4. Резервное копирование данных: Регулярное резервное копирование данных является важным</text:p>
      <text:p text:style-name="P10">методом обеспечения техносферной безопасности. Резервные копии помогают восстановить данные в случае их потери, например, из-за атаки вирусом или технического сбоя в оборудовании [3].</text:p>
      <text:p text:style-name="P10">5. Мониторинг и анализ безопасности: Методы мониторинга позволяют предприятию отслеживать</text:p>
      <text:p text:style-name="P10">события, связанные с безопасностью, и реагировать на них в реальном времени. Это включает мониторинг</text:p>
      <text:p text:style-name="P10">сетевого трафика, журналов событий, систем обнаружения вторжений и других данных, связанных с</text:p>
      <text:p text:style-name="P10">безопасностью. Анализ полученной информации позволяет обнаружить возможные угрозы и</text:p>
      <text:p text:style-name="P10">предотвратить их реализацию.</text:p>
      <text:p text:style-name="P10">6. Регулярное обновление программного обеспечения и патчей: Регулярное обновление</text:p>
      <text:p text:style-name="P10">программного обеспечения и установка последних патчей и обновлений помогает устранить известные</text:p>
      <text:p text:style-name="P10">уязвимости и повысить безопасность системы. Этот метод важен для защиты от известных уязвимостей,</text:p>
      <text:p text:style-name="P10">на которые могут быть направлены кибератаки.</text:p>
      <text:p text:style-name="P10"><text:soft-page-break/>7. Управление доступом: Организации должны иметь эффективную систему управления доступом,</text:p>
      <text:p text:style-name="P10">чтобы контролировать, какие пользователи и ресурсы имеют доступ к информации и техническим</text:p>
      <text:p text:style-name="P10">средствам. Идентификация и аутентификация пользователей, применение сильных паролей,</text:p>
      <text:p text:style-name="P10">многофакторная аутентификация и другие методы помогают предотвратить несанкционированный</text:p>
      <text:p text:style-name="P10">доступ к системам и данным.</text:p>
      <text:p text:style-name="P10">Важно отметить, что эти методы следует рассматривать в контексте конкретной организации и ее</text:p>
      <text:p text:style-name="P10">потребностей. Каждое предприятие может разрабатывать свои методики и подходы, основываясь на</text:p>
      <text:p text:style-name="P10">специфике своего бизнеса и уровне рисков, связанных с техносферной безопасностью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3:38:59.120945799</meta:creation-date>
    <dc:date>2024-09-25T07:16:39.384883471</dc:date>
    <meta:editing-duration>PT27M20S</meta:editing-duration>
    <meta:editing-cycles>2</meta:editing-cycles>
    <meta:generator>LibreOffice/24.8.1.2$Linux_X86_64 LibreOffice_project/480$Build-2</meta:generator>
    <meta:document-statistic meta:table-count="1" meta:image-count="0" meta:object-count="0" meta:page-count="4" meta:paragraph-count="83" meta:word-count="867" meta:character-count="7124" meta:non-whitespace-character-count="6340"/>
  </office:meta>
</office:document-meta>
</file>